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M Mono 8" fo:font-size="11pt" officeooo:rsid="001fd456" officeooo:paragraph-rsid="001fd456" style:font-size-asian="11pt" style:font-size-complex="11pt"/>
    </style:style>
    <style:style style:name="P2" style:family="paragraph" style:parent-style-name="Standard">
      <style:text-properties style:font-name="LM Mono 8" fo:font-size="11pt" officeooo:rsid="001fd456" officeooo:paragraph-rsid="0020ed20" style:font-size-asian="11pt" style:font-size-complex="11pt"/>
    </style:style>
    <style:style style:name="P3" style:family="paragraph" style:parent-style-name="Standard">
      <style:text-properties style:font-name="LM Mono 8" fo:font-size="11pt" style:text-underline-style="solid" style:text-underline-width="auto" style:text-underline-color="font-color" fo:font-weight="normal" officeooo:rsid="001fd456" officeooo:paragraph-rsid="001fd456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M Mono 8" fo:font-size="11pt" style:text-underline-style="solid" style:text-underline-width="auto" style:text-underline-color="font-color" fo:font-weight="normal" officeooo:rsid="001fd456" officeooo:paragraph-rsid="0020ed20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LM Mono 8" fo:font-size="10.5pt" officeooo:rsid="001fd456" officeooo:paragraph-rsid="001fd456" style:font-size-asian="10.5pt" style:font-size-complex="10.5pt"/>
    </style:style>
    <style:style style:name="P6" style:family="paragraph" style:parent-style-name="Standard">
      <style:text-properties style:font-name="LM Mono 8" fo:font-size="10.5pt" officeooo:rsid="001fd456" officeooo:paragraph-rsid="0020ed20" style:font-size-asian="10.5pt" style:font-size-complex="10.5pt"/>
    </style:style>
    <style:style style:name="P7" style:family="paragraph" style:parent-style-name="Standard">
      <style:text-properties fo:color="#9999ff" style:font-name="LM Mono 8" fo:font-size="10.5pt" officeooo:rsid="001fd456" officeooo:paragraph-rsid="0020ed20" style:font-size-asian="10.5pt" style:font-size-complex="10.5pt"/>
    </style:style>
    <style:style style:name="P8" style:family="paragraph" style:parent-style-name="Standard">
      <style:text-properties fo:color="#9999ff" style:font-name="LM Mono 8" fo:font-size="10.5pt" officeooo:rsid="00229dc9" officeooo:paragraph-rsid="0020ed20" style:font-size-asian="10.5pt" style:font-size-complex="10.5pt"/>
    </style:style>
    <style:style style:name="P9" style:family="paragraph" style:parent-style-name="Standard">
      <style:text-properties style:font-name="LM Mono 8" fo:font-size="10.5pt" officeooo:rsid="001fd456" officeooo:paragraph-rsid="0020ed20" style:font-size-asian="10.5pt" style:font-size-complex="10.5pt"/>
    </style:style>
    <style:style style:name="P10" style:family="paragraph" style:parent-style-name="Standard">
      <style:text-properties style:font-name="LM Mono 8" fo:font-size="10.5pt" officeooo:rsid="001fd456" officeooo:paragraph-rsid="001fd456" style:font-size-asian="10.5pt" style:font-size-complex="10.5pt"/>
    </style:style>
    <style:style style:name="P11" style:family="paragraph" style:parent-style-name="Standard">
      <style:text-properties style:font-name="LM Mono 8" fo:font-size="10.5pt" officeooo:rsid="001fd456" officeooo:paragraph-rsid="002738e6" style:font-size-asian="10.5pt" style:font-size-complex="10.5pt"/>
    </style:style>
    <style:style style:name="P12" style:family="paragraph" style:parent-style-name="Standard">
      <style:text-properties style:font-name="LM Mono 8" fo:font-size="11pt" style:text-underline-style="solid" style:text-underline-width="auto" style:text-underline-color="font-color" fo:font-weight="normal" officeooo:rsid="001fd456" officeooo:paragraph-rsid="002738e6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M Mono 8" fo:font-size="11pt" officeooo:rsid="001fd456" officeooo:paragraph-rsid="0020ed20" style:font-size-asian="11pt" style:font-size-complex="11pt"/>
    </style:style>
    <style:style style:name="P14" style:family="paragraph" style:parent-style-name="Standard">
      <style:text-properties style:font-name="LM Mono 8" fo:font-size="11pt" officeooo:rsid="001fd456" officeooo:paragraph-rsid="002738e6" style:font-size-asian="11pt" style:font-size-complex="11pt"/>
    </style:style>
    <style:style style:name="P15" style:family="paragraph" style:parent-style-name="Standard">
      <style:text-properties style:font-name="LM Mono 8" fo:font-size="11pt" officeooo:rsid="001fd456" officeooo:paragraph-rsid="002b9557" style:font-size-asian="11pt" style:font-size-complex="11pt"/>
    </style:style>
    <style:style style:name="P16" style:family="paragraph" style:parent-style-name="Standard">
      <style:text-properties style:font-name="LM Mono 8" fo:font-size="11pt" officeooo:rsid="0020ed20" officeooo:paragraph-rsid="002738e6" style:font-size-asian="11pt" style:font-size-complex="11pt"/>
    </style:style>
    <style:style style:name="T1" style:family="text">
      <style:text-properties fo:color="#ff33ff"/>
    </style:style>
    <style:style style:name="T2" style:family="text">
      <style:text-properties fo:color="#ff33ff" officeooo:rsid="0020ed20"/>
    </style:style>
    <style:style style:name="T3" style:family="text">
      <style:text-properties fo:color="#ff33ff" officeooo:rsid="00229dc9"/>
    </style:style>
    <style:style style:name="T4" style:family="text">
      <style:text-properties fo:color="#ff33ff" officeooo:rsid="002a8834"/>
    </style:style>
    <style:style style:name="T5" style:family="text">
      <style:text-properties fo:color="#ff33ff" officeooo:rsid="002b9557"/>
    </style:style>
    <style:style style:name="T6" style:family="text">
      <style:text-properties fo:color="#ff33ff" officeooo:rsid="002d0efa"/>
    </style:style>
    <style:style style:name="T7" style:family="text">
      <style:text-properties fo:color="#ff33ff" officeooo:rsid="002d5129"/>
    </style:style>
    <style:style style:name="T8" style:family="text">
      <style:text-properties fo:color="#ff33ff" officeooo:rsid="002f1971"/>
    </style:style>
    <style:style style:name="T9" style:family="text">
      <style:text-properties fo:color="#3399ff"/>
    </style:style>
    <style:style style:name="T10" style:family="text">
      <style:text-properties fo:color="#3399ff" officeooo:rsid="0020ed20"/>
    </style:style>
    <style:style style:name="T11" style:family="text">
      <style:text-properties fo:color="#3399ff" officeooo:rsid="00229dc9"/>
    </style:style>
    <style:style style:name="T12" style:family="text">
      <style:text-properties fo:color="#3399ff" officeooo:rsid="0023b061"/>
    </style:style>
    <style:style style:name="T13" style:family="text">
      <style:text-properties fo:color="#3399ff" officeooo:rsid="002a8834"/>
    </style:style>
    <style:style style:name="T14" style:family="text">
      <style:text-properties fo:color="#3399ff" officeooo:rsid="002b9557"/>
    </style:style>
    <style:style style:name="T15" style:family="text">
      <style:text-properties fo:color="#3399ff" officeooo:rsid="002d0efa"/>
    </style:style>
    <style:style style:name="T16" style:family="text">
      <style:text-properties fo:color="#3399ff" officeooo:rsid="002d5129"/>
    </style:style>
    <style:style style:name="T17" style:family="text">
      <style:text-properties fo:color="#3399ff" officeooo:rsid="002f1971"/>
    </style:style>
    <style:style style:name="T18" style:family="text">
      <style:text-properties fo:color="#00cc00" officeooo:rsid="0020ed20"/>
    </style:style>
    <style:style style:name="T19" style:family="text">
      <style:text-properties fo:color="#00cc00" officeooo:rsid="00229dc9"/>
    </style:style>
    <style:style style:name="T20" style:family="text">
      <style:text-properties fo:color="#00cc00" officeooo:rsid="0023b061"/>
    </style:style>
    <style:style style:name="T21" style:family="text">
      <style:text-properties fo:color="#00cc00" officeooo:rsid="00288a9b"/>
    </style:style>
    <style:style style:name="T22" style:family="text">
      <style:text-properties fo:color="#00cc00" officeooo:rsid="002a8834"/>
    </style:style>
    <style:style style:name="T23" style:family="text">
      <style:text-properties fo:color="#00cc00" officeooo:rsid="002b9557"/>
    </style:style>
    <style:style style:name="T24" style:family="text">
      <style:text-properties fo:color="#00cc00" officeooo:rsid="002d0efa"/>
    </style:style>
    <style:style style:name="T25" style:family="text">
      <style:text-properties fo:color="#00cc00" officeooo:rsid="002d5129"/>
    </style:style>
    <style:style style:name="T26" style:family="text">
      <style:text-properties fo:color="#00cc00" officeooo:rsid="002f1971"/>
    </style:style>
    <style:style style:name="T27" style:family="text">
      <style:text-properties fo:color="#ff6600"/>
    </style:style>
    <style:style style:name="T28" style:family="text">
      <style:text-properties fo:color="#ff6600" officeooo:rsid="0020ed20"/>
    </style:style>
    <style:style style:name="T29" style:family="text">
      <style:text-properties fo:color="#ff6600" officeooo:rsid="00229dc9"/>
    </style:style>
    <style:style style:name="T30" style:family="text">
      <style:text-properties fo:color="#ff6600" officeooo:rsid="0023b061"/>
    </style:style>
    <style:style style:name="T31" style:family="text">
      <style:text-properties fo:color="#ff6600" officeooo:rsid="002577d7"/>
    </style:style>
    <style:style style:name="T32" style:family="text">
      <style:text-properties fo:color="#ff6600" officeooo:rsid="002b9557"/>
    </style:style>
    <style:style style:name="T33" style:family="text">
      <style:text-properties fo:color="#ff6600" officeooo:rsid="002d0efa"/>
    </style:style>
    <style:style style:name="T34" style:family="text">
      <style:text-properties fo:color="#ff6600" officeooo:rsid="002d5129"/>
    </style:style>
    <style:style style:name="T35" style:family="text">
      <style:text-properties fo:color="#9999ff"/>
    </style:style>
    <style:style style:name="T36" style:family="text">
      <style:text-properties fo:color="#9999ff" officeooo:rsid="0020ed20"/>
    </style:style>
    <style:style style:name="T37" style:family="text">
      <style:text-properties fo:color="#9999ff" officeooo:rsid="00229dc9"/>
    </style:style>
    <style:style style:name="T38" style:family="text">
      <style:text-properties fo:color="#9999ff" officeooo:rsid="0023b061"/>
    </style:style>
    <style:style style:name="T39" style:family="text">
      <style:text-properties fo:color="#9999ff" officeooo:rsid="002a8834"/>
    </style:style>
    <style:style style:name="T40" style:family="text">
      <style:text-properties fo:color="#9999ff" officeooo:rsid="002d0efa"/>
    </style:style>
    <style:style style:name="T41" style:family="text">
      <style:text-properties fo:color="#9999ff" officeooo:rsid="002d5129"/>
    </style:style>
    <style:style style:name="T42" style:family="text">
      <style:text-properties fo:color="#9999ff" officeooo:rsid="002f1971"/>
    </style:style>
    <style:style style:name="T43" style:family="text">
      <style:text-properties fo:color="#000000"/>
    </style:style>
    <style:style style:name="T44" style:family="text">
      <style:text-properties fo:color="#ff3300"/>
    </style:style>
    <style:style style:name="T45" style:family="text">
      <style:text-properties fo:color="#ff3300" officeooo:rsid="0020ed20"/>
    </style:style>
    <style:style style:name="T46" style:family="text">
      <style:text-properties fo:color="#ff3300" officeooo:rsid="00229dc9"/>
    </style:style>
    <style:style style:name="T47" style:family="text">
      <style:text-properties fo:color="#ff3300" officeooo:rsid="002d0efa"/>
    </style:style>
    <style:style style:name="T48" style:family="text">
      <style:text-properties fo:color="#ff3300" officeooo:rsid="002d5129"/>
    </style:style>
    <style:style style:name="T49" style:family="text">
      <style:text-properties officeooo:rsid="0020ed20"/>
    </style:style>
    <style:style style:name="T50" style:family="text">
      <style:text-properties officeooo:rsid="00229dc9"/>
    </style:style>
    <style:style style:name="T51" style:family="text">
      <style:text-properties officeooo:rsid="0026c999"/>
    </style:style>
    <style:style style:name="T52" style:family="text">
      <style:text-properties officeooo:rsid="00273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e 1</text:p>
      <text:p text:style-name="P1"/>
      <text:p text:style-name="P1">occupation = <text:span text:style-name="T1">none, programmer, administrator, engineer, educator, other, student</text:span></text:p>
      <text:p text:style-name="P2"><text:span text:style-name="T43">ageCategory =</text:span><text:span text:style-name="T1"> </text:span><text:span text:style-name="T30">20</text:span><text:span text:style-name="T27">s, 40s, 50s </text:span></text:p>
      <text:p text:style-name="P1"><text:span text:style-name="T43">genre =</text:span><text:span text:style-name="T27"> </text:span><text:span text:style-name="T20">NULL</text:span><text:span text:style-name="T27"> </text:span></text:p>
      <text:p text:style-name="P1">region = <text:span text:style-name="T12">Midwest, We</text:span><text:span text:style-name="T9">st, North-East</text:span></text:p>
      <text:p text:style-name="P5"><text:span text:style-name="T43">gender =</text:span><text:span text:style-name="T35"> </text:span><text:span text:style-name="T44">NULL</text:span></text:p>
      <text:p text:style-name="P5">releaseDecade = <text:span text:style-name="T38">1990s</text:span></text:p>
      <text:p text:style-name="P5"/>
      <text:p text:style-name="P12">Classe <text:span text:style-name="T51">2</text:span></text:p>
      <text:p text:style-name="P14"/>
      <text:p text:style-name="P14">occupation = <text:span text:style-name="T2">student, other, administrator, programmer, engineer, librarian, educator, writer, artist, executive, lawyer, homemaker, doctor, salesman, none,</text:span></text:p>
      <text:p text:style-name="P16"><text:span text:style-name="T1">retired, marketing, healthcare, entertainment, scientist, technician</text:span></text:p>
      <text:p text:style-name="P14"><text:span text:style-name="T43">ageCategory =</text:span><text:span text:style-name="T1"> </text:span><text:span text:style-name="T27">10s, </text:span><text:span text:style-name="T28">20s, </text:span><text:span text:style-name="T31">30s, </text:span><text:span text:style-name="T28">60s, 70s</text:span></text:p>
      <text:p text:style-name="P14"><text:span text:style-name="T43">genre =</text:span><text:span text:style-name="T27"> </text:span><text:span text:style-name="T18">Comedy, Documentary, Fantasy, Film-Noir, </text:span><text:span text:style-name="T21">Romance, War</text:span></text:p>
      <text:p text:style-name="P14">region = <text:span text:style-name="T9">Midwest, </text:span><text:span text:style-name="T10">West</text:span></text:p>
      <text:p text:style-name="P11"><text:span text:style-name="T43">gender =</text:span><text:span text:style-name="T35"> </text:span><text:span text:style-name="T45">F, M</text:span></text:p>
      <text:p text:style-name="P11"><text:span text:style-name="T38">releaseDecade = </text:span><text:span text:style-name="T36">1920s</text:span></text:p>
      <text:p text:style-name="P5"/>
      <text:p text:style-name="P3">Classe <text:span text:style-name="T52">3</text:span></text:p>
      <text:p text:style-name="P1"/>
      <text:p text:style-name="P1">occupation = <text:span text:style-name="T4">NULL</text:span></text:p>
      <text:p text:style-name="P1"><text:span text:style-name="T43">ageCategory =</text:span><text:span text:style-name="T1"> </text:span><text:span text:style-name="T27">NULL</text:span></text:p>
      <text:p text:style-name="P1"><text:span text:style-name="T43">genre =</text:span><text:span text:style-name="T27"> </text:span><text:span text:style-name="T22">Documentary, Drama</text:span></text:p>
      <text:p text:style-name="P1">region = <text:span text:style-name="T13">North-East</text:span></text:p>
      <text:p text:style-name="P5"><text:span text:style-name="T43">gender =</text:span><text:span text:style-name="T35"> </text:span><text:span text:style-name="T44">NULL</text:span></text:p>
      <text:p text:style-name="P5"><text:span text:style-name="T43">releaseDecade =</text:span><text:span text:style-name="T35"> </text:span><text:span text:style-name="T39">NULL</text:span></text:p>
      <text:p text:style-name="P6"/>
      <text:p text:style-name="P4">Classe <text:span text:style-name="T49">4</text:span></text:p>
      <text:p text:style-name="P2"/>
      <text:p text:style-name="P2">occupation = <text:span text:style-name="T2">e</text:span><text:span text:style-name="T5">ngineer, doctor, programmer, educator, other, student</text:span></text:p>
      <text:p text:style-name="P2"><text:span text:style-name="T43">ageCategory =</text:span><text:span text:style-name="T1"> </text:span><text:span text:style-name="T32">1</text:span><text:span text:style-name="T28">0s, </text:span><text:span text:style-name="T32">20s</text:span><text:span text:style-name="T28"> ,</text:span><text:span text:style-name="T32">3</text:span><text:span text:style-name="T28">0s</text:span></text:p>
      <text:p text:style-name="P2"><text:span text:style-name="T43">genre =</text:span><text:span text:style-name="T27"> </text:span><text:span text:style-name="T23">NULL</text:span><text:span text:style-name="T18"> </text:span></text:p>
      <text:p text:style-name="P15">region = <text:span text:style-name="T14">Midwest, </text:span><text:span text:style-name="T13">North-East</text:span></text:p>
      <text:p text:style-name="P6"><text:span text:style-name="T43">gender =</text:span><text:span text:style-name="T35"> </text:span><text:span text:style-name="T45">F, M</text:span></text:p>
      <text:p text:style-name="P6"><text:span text:style-name="T43">releaseDecade =</text:span><text:span text:style-name="T35"> </text:span><text:span text:style-name="T36">NULL</text:span></text:p>
      <text:p text:style-name="P7"/>
      <text:p text:style-name="P4">Classe <text:span text:style-name="T49">5</text:span></text:p>
      <text:p text:style-name="P2"/>
      <text:p text:style-name="P2">occupation = <text:span text:style-name="T5">homemaker, student</text:span></text:p>
      <text:p text:style-name="P2"><text:span text:style-name="T43">ageCategory =</text:span><text:span text:style-name="T1"> </text:span><text:span text:style-name="T32">NULL</text:span></text:p>
      <text:p text:style-name="P2"><text:span text:style-name="T43">genre =</text:span><text:span text:style-name="T27"> </text:span><text:span text:style-name="T23">Thriller</text:span></text:p>
      <text:p text:style-name="P2">region = <text:span text:style-name="T14">Other, Midwest, South</text:span></text:p>
      <text:p text:style-name="P6"><text:span text:style-name="T43">gender =</text:span><text:span text:style-name="T35"> </text:span><text:span text:style-name="T45">F, M</text:span></text:p>
      <text:p text:style-name="P6">releaseDecade = <text:span text:style-name="T36">1990s</text:span></text:p>
      <text:p text:style-name="P6"/>
      <text:p text:style-name="P6"/>
      <text:p text:style-name="P6"/>
      <text:p text:style-name="P6"/>
      <text:p text:style-name="P4"><text:soft-page-break/>Classe <text:span text:style-name="T49">6</text:span></text:p>
      <text:p text:style-name="P2"/>
      <text:p text:style-name="P15">occupation = <text:span text:style-name="T6">entertainment, lawyer, retired, technician, scientist, marketing, healthcare, artist, executive, writer, librarian, administrator, programmer, educator, engineer, other, student</text:span></text:p>
      <text:p text:style-name="P2"><text:span text:style-name="T43">ageCategory =</text:span><text:span text:style-name="T1"> </text:span><text:span text:style-name="T33">10s, 30s, 50s, 60s </text:span></text:p>
      <text:p text:style-name="P2"><text:span text:style-name="T43">genre =</text:span><text:span text:style-name="T27"> </text:span><text:span text:style-name="T24">Crime, Film-Noir</text:span></text:p>
      <text:p text:style-name="P2">region = <text:span text:style-name="T15">Other, South, Midwest</text:span></text:p>
      <text:p text:style-name="P6"><text:span text:style-name="T43">gender =</text:span><text:span text:style-name="T35"> </text:span><text:span text:style-name="T47">F, M</text:span></text:p>
      <text:p text:style-name="P6"><text:span text:style-name="T43">releaseDecade =</text:span><text:span text:style-name="T35"> 19</text:span><text:span text:style-name="T40">2</text:span><text:span text:style-name="T35">0s</text:span></text:p>
      <text:p text:style-name="P7"/>
      <text:p text:style-name="P4">Classe <text:span text:style-name="T49">7</text:span></text:p>
      <text:p text:style-name="P2"/>
      <text:p text:style-name="P2">occupation = <text:span text:style-name="T7">NULL</text:span></text:p>
      <text:p text:style-name="P2"><text:span text:style-name="T43">ageCategory =</text:span><text:span text:style-name="T1"> </text:span><text:span text:style-name="T34">60s</text:span></text:p>
      <text:p text:style-name="P2"><text:span text:style-name="T43">genre =</text:span><text:span text:style-name="T27"> </text:span><text:span text:style-name="T25">Fantasy, Comedy, Drama</text:span></text:p>
      <text:p text:style-name="P2">region = <text:span text:style-name="T11">West</text:span></text:p>
      <text:p text:style-name="P6"><text:span text:style-name="T43">gender =</text:span><text:span text:style-name="T35"> </text:span><text:span text:style-name="T48">NULL</text:span></text:p>
      <text:p text:style-name="P6">releaseDecade = <text:span text:style-name="T37">19</text:span><text:span text:style-name="T41">8</text:span><text:span text:style-name="T37">0s</text:span></text:p>
      <text:p text:style-name="P6"/>
      <text:p text:style-name="P4">Classe <text:span text:style-name="T50">8</text:span></text:p>
      <text:p text:style-name="P2"/>
      <text:p text:style-name="P2">occupation = <text:span text:style-name="T7">artist, marketing, retired, healthcare, entertainment, scientist, librarian, writer, technician, administrator, educator, other, engineer, programmer, student</text:span></text:p>
      <text:p text:style-name="P2"><text:span text:style-name="T43">ageCategory =</text:span><text:span text:style-name="T1"> </text:span><text:span text:style-name="T34">10</text:span><text:span text:style-name="T29">s, </text:span><text:span text:style-name="T34">30s, 60s</text:span></text:p>
      <text:p text:style-name="P2"><text:span text:style-name="T43">genre =</text:span><text:span text:style-name="T27"> </text:span><text:span text:style-name="T25">War, Adventure, Horror</text:span></text:p>
      <text:p text:style-name="P2">region = <text:span text:style-name="T16">North-East, South</text:span></text:p>
      <text:p text:style-name="P6"><text:span text:style-name="T43">gender =</text:span><text:span text:style-name="T35"> </text:span><text:span text:style-name="T46">NULL</text:span></text:p>
      <text:p text:style-name="P6"><text:span text:style-name="T43">releaseDecade =</text:span><text:span text:style-name="T35"> 1</text:span><text:span text:style-name="T37">9</text:span><text:span text:style-name="T41">4</text:span><text:span text:style-name="T37">0s, </text:span><text:span text:style-name="T41">1990s</text:span></text:p>
      <text:p text:style-name="P8"/>
      <text:p text:style-name="P4">Classe <text:span text:style-name="T50">9</text:span></text:p>
      <text:p text:style-name="P2"/>
      <text:p text:style-name="P2">occupation = <text:span text:style-name="T7">healthcare, salesman, artist, technician, executive, writer, librarian, administrator, programmer, engineer, educator, other, student</text:span></text:p>
      <text:p text:style-name="P2"><text:span text:style-name="T43">ageCategory =</text:span><text:span text:style-name="T1"> </text:span><text:span text:style-name="T34">1</text:span><text:span text:style-name="T29">0s, </text:span><text:span text:style-name="T34">20s, 40s,</text:span><text:span text:style-name="T29"> </text:span><text:span text:style-name="T34">50s</text:span></text:p>
      <text:p text:style-name="P2"><text:span text:style-name="T43">genre =</text:span><text:span text:style-name="T27"> </text:span><text:span text:style-name="T26">Musical</text:span></text:p>
      <text:p text:style-name="P2">region = <text:span text:style-name="T17">Other, Midwest, South</text:span></text:p>
      <text:p text:style-name="P6"><text:span text:style-name="T43">gender =</text:span><text:span text:style-name="T35"> </text:span><text:span text:style-name="T48">F, M</text:span></text:p>
      <text:p text:style-name="P6">releaseDecade = <text:span text:style-name="T42">NULL</text:span></text:p>
      <text:p text:style-name="P6"/>
      <text:p text:style-name="P4">Classe <text:span text:style-name="T50">10</text:span></text:p>
      <text:p text:style-name="P2"/>
      <text:p text:style-name="P2">occupation = <text:span text:style-name="T3">retired, educator, </text:span><text:span text:style-name="T8">scientist, artist, technician, administrator, student</text:span></text:p>
      <text:p text:style-name="P2"><text:span text:style-name="T43">ageCategory =</text:span><text:span text:style-name="T1"> </text:span><text:span text:style-name="T29">10s, 20s, 30s, 40s, 60s, 70s</text:span></text:p>
      <text:p text:style-name="P2"><text:span text:style-name="T43">genre =</text:span><text:span text:style-name="T27"> </text:span><text:span text:style-name="T26">Drama, Western Mystery</text:span></text:p>
      <text:p text:style-name="P2">region = <text:span text:style-name="T17">West, South, Midwest</text:span></text:p>
      <text:p text:style-name="P6"><text:span text:style-name="T43">gender =</text:span><text:span text:style-name="T35"> </text:span><text:span text:style-name="T46">F, M</text:span></text:p>
      <text:p text:style-name="P6"><text:span text:style-name="T43">releaseDecade =</text:span><text:span text:style-name="T35"> 1</text:span><text:span text:style-name="T37">9</text:span><text:span text:style-name="T42">90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7:10:15.274467073</meta:creation-date>
    <dc:date>2015-03-31T17:11:01.409295850</dc:date>
    <meta:editing-duration>PT20M37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2" meta:paragraph-count="71" meta:word-count="334" meta:character-count="2251" meta:non-whitespace-character-count="1984"/>
  </office:meta>
</office:document-meta>
</file>